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0554" officeooo:paragraph-rsid="00010554"/>
    </style:style>
    <style:style style:name="P2" style:family="paragraph" style:parent-style-name="Standard">
      <style:text-properties officeooo:rsid="0001d619" officeooo:paragraph-rsid="0001d619"/>
    </style:style>
    <style:style style:name="P3" style:family="paragraph" style:parent-style-name="Standard">
      <style:text-properties officeooo:rsid="00010554" officeooo:paragraph-rsid="00010554"/>
    </style:style>
    <style:style style:name="P4" style:family="paragraph" style:parent-style-name="Standard">
      <loext:graphic-properties draw:fill="solid" draw:fill-color="#eeeeee" draw:fill-image-width="0cm" draw:fill-image-height="0cm"/>
      <style:paragraph-properties fo:background-color="#eeeeee"/>
      <style:text-properties fo:font-size="11pt" officeooo:rsid="0001d619" officeooo:paragraph-rsid="0001d619" style:font-size-asian="11pt" style:font-size-complex="11pt"/>
    </style:style>
    <style:style style:name="P5" style:family="paragraph" style:parent-style-name="Standard">
      <loext:graphic-properties draw:fill="solid" draw:fill-color="#eeeeee" draw:fill-image-width="0cm" draw:fill-image-height="0cm"/>
      <style:paragraph-properties fo:background-color="#eeeeee"/>
      <style:text-properties fo:font-size="11pt" officeooo:rsid="0001d619" officeooo:paragraph-rsid="000391d4" style:font-size-asian="11pt" style:font-size-complex="11pt"/>
    </style:style>
    <style:style style:name="P6" style:family="paragraph" style:parent-style-name="Standard">
      <style:text-properties fo:font-size="24pt" style:text-underline-style="solid" style:text-underline-width="auto" style:text-underline-color="font-color" fo:font-weight="bold" officeooo:rsid="00010554" officeooo:paragraph-rsid="00010554" style:font-size-asian="24pt" style:font-weight-asian="bold" style:font-size-complex="24pt" style:font-weight-complex="bold"/>
    </style:style>
    <style:style style:name="P7" style:family="paragraph" style:parent-style-name="Standard">
      <style:text-properties fo:font-size="17pt" style:text-underline-style="solid" style:text-underline-width="auto" style:text-underline-color="font-color" fo:font-weight="bold" officeooo:rsid="00010554" officeooo:paragraph-rsid="00010554" style:font-size-asian="17pt" style:font-weight-asian="bold" style:font-size-complex="17pt" style:font-weight-complex="bold"/>
    </style:style>
    <style:style style:name="P8" style:family="paragraph" style:parent-style-name="Standard">
      <style:text-properties fo:font-size="13pt" fo:font-weight="bold" officeooo:rsid="0001d619" officeooo:paragraph-rsid="0001d619" style:font-size-asian="13pt" style:font-weight-asian="bold" style:font-size-complex="13pt" style:font-weight-complex="bold"/>
    </style:style>
    <style:style style:name="P9" style:family="paragraph" style:parent-style-name="Standard" style:list-style-name="L1">
      <style:text-properties style:text-underline-style="solid" style:text-underline-width="auto" style:text-underline-color="font-color" fo:font-weight="bold" officeooo:rsid="0001d619" officeooo:paragraph-rsid="0001d619" style:font-weight-asian="bold" style:font-weight-complex="bold"/>
    </style:style>
    <style:style style:name="P10" style:family="paragraph" style:parent-style-name="Standard" style:list-style-name="L2">
      <style:text-properties style:text-underline-style="solid" style:text-underline-width="auto" style:text-underline-color="font-color" fo:font-weight="bold" officeooo:rsid="0001d619" officeooo:paragraph-rsid="0001d619" style:font-weight-asian="bold" style:font-weight-complex="bold"/>
    </style:style>
    <style:style style:name="P11" style:family="paragraph" style:parent-style-name="Standard" style:list-style-name="L3">
      <style:text-properties style:text-underline-style="solid" style:text-underline-width="auto" style:text-underline-color="font-color" fo:font-weight="bold" officeooo:rsid="0001d619" officeooo:paragraph-rsid="0001d619" style:font-weight-asian="bold" style:font-weight-complex="bold"/>
    </style:style>
    <style:style style:name="P12" style:family="paragraph" style:parent-style-name="Standard" style:list-style-name="L4">
      <style:text-properties style:text-underline-style="solid" style:text-underline-width="auto" style:text-underline-color="font-color" fo:font-weight="bold" officeooo:rsid="0001d619" officeooo:paragraph-rsid="0001d619" style:font-weight-asian="bold" style:font-weight-complex="bold"/>
    </style:style>
    <style:style style:name="P13" style:family="paragraph" style:parent-style-name="Standard">
      <style:text-properties style:text-line-through-style="none" style:text-line-through-type="none" fo:font-size="17pt" style:text-underline-style="solid" style:text-underline-width="auto" style:text-underline-color="font-color" fo:font-weight="bold" officeooo:rsid="00010554" officeooo:paragraph-rsid="00010554" style:font-size-asian="17pt" style:font-weight-asian="bold" style:font-size-complex="17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ÓDULO II</text:p>
      <text:p text:style-name="P1"/>
      <text:p text:style-name="P7">SESIÓN 8</text:p>
      <text:p text:style-name="P1"/>
      <text:p text:style-name="P8">ESTRUCTURA NORMAL DE ARCHIVO MAKEFILE</text:p>
      <text:p text:style-name="P4"># Nombre archivo: makefileE</text:p>
      <text:p text:style-name="P4"># Uso: make –f makefileE</text:p>
      <text:p text:style-name="P4"># Descripción: Mantiene todas las dependencias entre los módulos y la biblioteca que utiliza el programa2.</text:p>
      <text:p text:style-name="P4">programa2: main2.o factorial.o hello.o libmates.a</text:p>
      <text:p text:style-name="P4"><text:tab/>g++ -L./ -o programa2 main2.o factorial.o hello.o -lmates</text:p>
      <text:p text:style-name="P4">main2.o: main2.cpp</text:p>
      <text:p text:style-name="P4"><text:tab/>g++ -I./includes -c main2.cpp</text:p>
      <text:p text:style-name="P4">factorial.o: factorial.cpp</text:p>
      <text:p text:style-name="P4"><text:tab/>g++ -I./includes -c factorial.cpp</text:p>
      <text:p text:style-name="P4">hello.o: hello.cpp</text:p>
      <text:p text:style-name="P4"><text:tab/>g++ -I./includes -c hello.cpp</text:p>
      <text:p text:style-name="P4">libmates.a: sin.o cos.o tan.o</text:p>
      <text:p text:style-name="P5"><text:tab/>ar -rvs libmates.a sin.o cos.o tan.o</text:p>
      <text:p text:style-name="P5">sin.o: sin.cpp</text:p>
      <text:p text:style-name="P4"><text:tab/>g++ -I./includes -c sin.cpp</text:p>
      <text:p text:style-name="P4">cos.o: cos.cpp</text:p>
      <text:p text:style-name="P4"><text:tab/>g++ -I./includes -c cos.cpp</text:p>
      <text:p text:style-name="P4">tan.o: tan.cpp</text:p>
      <text:p text:style-name="P4"><text:tab/>g++ -I./includes -c tan.cpp</text:p>
      <text:p text:style-name="P4"/>
      <text:p text:style-name="P8">ESTRUCTURA NORMAL DE ARCHIVO MAKEFILE CON VARIABLES</text:p>
      <text:p text:style-name="P4"># Nombre archivo: makefileG</text:p>
      <text:p text:style-name="P4"># Uso: make –f makefileG</text:p>
      <text:p text:style-name="P4"># Descripción: Mantiene todas las dependencias entre los módulos y la biblioteca que utiliza el programa2.</text:p>
      <text:p text:style-name="P4"># Variable que indica el compilador que se va a utilizar</text:p>
      <text:p text:style-name="P4">CC=g++</text:p>
      <text:p text:style-name="P4"># Variable que indica el directorio en donde se encuentran los archivos de cabecera</text:p>
      <text:p text:style-name="P4">INCLUDE_DIR= ./includes</text:p>
      <text:p text:style-name="P4"># Variable que indica el directorio en donde se encuentran las bibliotecas</text:p>
      <text:p text:style-name="P4">LIB_DIR= ./</text:p>
      <text:p text:style-name="P4">programa2: main2.o factorial.o hello.o libmates.a</text:p>
      <text:p text:style-name="P4"><text:tab/>$(CC) -L$(LIB_DIR) -o programa2 main2.o factorial.o hello.o -lmates</text:p>
      <text:p text:style-name="P4">main2.o: main2.cpp</text:p>
      <text:p text:style-name="P4"><text:tab/>$(CC) -I$(INCLUDE_DIR) -c main2.cpp</text:p>
      <text:p text:style-name="P4">factorial.o: factorial.cpp</text:p>
      <text:p text:style-name="P4"><text:tab/>$(CC) -I$(INCLUDE_DIR) -c factorial.cpp</text:p>
      <text:p text:style-name="P4">hello.o: hello.cpp</text:p>
      <text:p text:style-name="P4"><text:tab/>$(CC) -I$(INCLUDE_DIR) -c hello.cpp</text:p>
      <text:p text:style-name="P4">libmates.a: sin.o cos.o tan.o</text:p>
      <text:p text:style-name="P4"><text:tab/>ar -rvs libmates.a sin.o cos.o tan.o</text:p>
      <text:p text:style-name="P4">sin.o: sin.cpp</text:p>
      <text:p text:style-name="P4"><text:tab/>$(CC) -I$(INCLUDE_DIR) -c sin.cpp</text:p>
      <text:p text:style-name="P4">cos.o: cos.cpp</text:p>
      <text:p text:style-name="P4"><text:tab/>$(CC) -I$(INCLUDE_DIR) -c cos.cpp</text:p>
      <text:p text:style-name="P4">tan.o: tan.cpp</text:p>
      <text:p text:style-name="P4"><text:tab/>$(CC) -I$(INCLUDE_DIR) -c tan.cpp</text:p>
      <text:p text:style-name="P1"><text:soft-page-break/></text:p>
      <text:p text:style-name="P8">DISTINTAS VARIABLES Y SU SIGNIFICADO</text:p>
      <text:list xml:id="list5407342399257512496" text:style-name="L1">
        <text:list-item>
          <text:p text:style-name="P9">Uso de $@</text:p>
        </text:list-item>
      </text:list>
      <text:p text:style-name="P2">Representa el nombre del objetivo de la regla en la que nos encontramos.</text:p>
      <text:p text:style-name="P2">El caso que se muestra a continuación sirve para representar el nombre que se le asociará al programa ejecutable usando para ello el mismo nombre asignado al objetivo:</text:p>
      <text:p text:style-name="P4">programa1: $(OBJS)</text:p>
      <text:p text:style-name="P4">$(CC) -o $@ $(OBJS)</text:p>
      <text:p text:style-name="P2">Como puede verse, el valor de $@ en la regla se sustituirá por programa1.</text:p>
      <text:list xml:id="list6608731580797984619" text:style-name="L2">
        <text:list-item>
          <text:p text:style-name="P10">Uso de $&lt;</text:p>
        </text:list-item>
      </text:list>
      <text:p text:style-name="P2">Representa la primera dependencia de la regla en la que nos encontramos.</text:p>
      <text:p text:style-name="P2">Esta variable se utiliza para representar el archivo aportado como primera dependencia en una regla. De este modo, por ejemplo, en un proceso de compilación, a la hora de indicar la orden para la obtención del archivo objeto, en lugar de referenciar el nombre de ese primer archivo, se puede representar con esta variable.</text:p>
      <text:p text:style-name="P4">hello.o: hello.cpp</text:p>
      <text:p text:style-name="P4">$(CC) -c $(CPPFLAGS) $&lt;</text:p>
      <text:p text:style-name="P2">Como puede verse en esta ocasión, el valor de $&lt; en la regla se sustituirá por hello.cpp, es decir, la primera dependencia (y única en esta ocasión) de la regla.</text:p>
      <text:list xml:id="list3698610928182391512" text:style-name="L3">
        <text:list-item>
          <text:p text:style-name="P11">Uso de $?</text:p>
        </text:list-item>
      </text:list>
      <text:p text:style-name="P2">Representa las dependencias de la presente regla que hayan sido actualizadas (modificadas) dentro del objetivo de la regla y separadas por un espacio en blanco. </text:p>
      <text:p text:style-name="P2">Cuando se desea hacer referencia a varias de las dependencias a la hora de actuar en consecuencia con las órdenes de una regla, es posible usar esta variable para indicarlas y, en concreto, referenciaría aquellas dependencias que se hubieran actualizado:</text:p>
      <text:p text:style-name="P4">print: $(SRCS)</text:p>
      <text:p text:style-name="P4">lpr -p $?</text:p>
      <text:p text:style-name="P2">Con esta regla, si se ejecutase la utilidad make sobre este archivo makefile junto con el argumento print, la orden imprimiría aquellos archivos que hubieran sido modificados hasta ese momento. Esta opción es muy útil cuando se desea disponer de una copia impresa de los archivos fuente. Si en un momento anterior se hubieran imprimido todos los archivos fuente y, posteriormente, se hubiera modificado sólo uno de ellos, la acción se llevaría a cabo imprimiendo únicamente ese archivo y no los demás.</text:p>
      <text:list xml:id="list3864429896909175030" text:style-name="L4">
        <text:list-item>
          <text:p text:style-name="P12">Uso de $^</text:p>
        </text:list-item>
      </text:list>
      <text:p text:style-name="P2">Cuando se desea referenciar a todos los archivos indicados en las dependencias de una regla, lo cual supondría el ahorro de tener que escribirlos en varios lugares del archivo makefile, se utiliza la variable $^.</text:p>
      <text:p text:style-name="P4">programa1: $(OBJS)</text:p>
      <text:p text:style-name="P4">$(CC) -o $@ $^</text:p>
      <text:p text:style-name="P2">Como puede verse en esta ocasión, el valor de $^ en la regla se sustituirá por los nombres de todas sus</text:p>
      <text:p text:style-name="P2">dependencias, es decir, por la secuencia main.o factorial.o hello.o. Además, tal y como se ha mostrado</text:p>
      <text:p text:style-name="P2">anteriormente, se usa la variable $@ para indicar el nombre del objetivo como nombre de archivo ejecutable.</text:p>
      <text:p text:style-name="P1"/>
      <text:p text:style-name="P13">SESIÓN 9</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0:33:54.853768118</meta:creation-date>
    <dc:date>2017-12-11T10:54:52.229989181</dc:date>
    <meta:editing-duration>PT18M45S</meta:editing-duration>
    <meta:editing-cycles>4</meta:editing-cycles>
    <meta:generator>LibreOffice/5.1.6.2$Linux_X86_64 LibreOffice_project/10m0$Build-2</meta:generator>
    <meta:document-statistic meta:table-count="0" meta:image-count="0" meta:object-count="0" meta:page-count="2" meta:paragraph-count="75" meta:word-count="659" meta:character-count="4152" meta:non-whitespace-character-count="3555"/>
  </office:meta>
</office:document-meta>
</file>